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f8fc" officeooo:paragraph-rsid="0013f8fc"/>
    </style:style>
    <style:style style:name="P2" style:family="paragraph" style:parent-style-name="Table_20_Contents">
      <style:text-properties officeooo:rsid="001478c0" officeooo:paragraph-rsid="001478c0"/>
    </style:style>
    <style:style style:name="P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officeooo:rsid="0013f8fc" officeooo:paragraph-rsid="0013f8fc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</style:style>
    <style:style style:name="T1" style:family="text">
      <style:text-properties officeooo:rsid="0013f8fc"/>
    </style:style>
    <style:style style:name="T2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officeooo:rsid="0013f8fc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326137855584">
          <table:table-cell table:style-name="Таблица3.A1" office:value-type="string">
            <text:p text:style-name="P3">Задача</text:p>
          </table:table-cell>
          <table:table-cell table:style-name="Таблица3.A1" office:value-type="string">
            <text:p text:style-name="P3">Оценка</text:p>
          </table:table-cell>
          <table:table-cell table:style-name="Таблица3.A1" office:value-type="string">
            <text:p text:style-name="P3">Затрачено</text:p>
          </table:table-cell>
          <table:table-cell table:style-name="Таблица3.D1" office:value-type="string">
            <text:p text:style-name="P3">Комментарий</text:p>
          </table:table-cell>
        </table:table-row>
        <table:table-row table:style-name="TableLine94326137916112">
          <table:table-cell table:style-name="Таблица3.A2" office:value-type="string">
            <text:p text:style-name="P4">Настройка окружения</text:p>
          </table:table-cell>
          <table:table-cell table:style-name="Таблица3.A2" office:value-type="string">
            <text:p text:style-name="P4"><text:span text:style-name="T1">2</text:span> час</text:p>
          </table:table-cell>
          <table:table-cell table:style-name="Таблица3.A2" office:value-type="string">
            <text:p text:style-name="P4"><text:span text:style-name="T1">1час </text:span>40 минут</text:p>
          </table:table-cell>
          <table:table-cell table:style-name="Таблица3.D2" office:value-type="string">
            <text:p text:style-name="P5">Приходилось устанавливать дополнительные модули php в ubuntu чтобы установить laravel9 через композер</text:p>
          </table:table-cell>
        </table:table-row>
        <table:table-row table:style-name="TableLine94326137917680">
          <table:table-cell table:style-name="Таблица3.A2" office:value-type="string">
            <text:p text:style-name="P4">Установка фреймворка</text:p>
          </table:table-cell>
          <table:table-cell table:style-name="Таблица3.A2" office:value-type="string">
            <text:p text:style-name="P6"><text:span text:style-name="T3">3</text:span><text:span text:style-name="T2">0 минут</text:span></text:p>
            <text:p text:style-name="P4"/>
            <text:p text:style-name="P4"/>
          </table:table-cell>
          <table:table-cell table:style-name="Таблица3.A2" office:value-type="string">
            <text:p text:style-name="P6"><text:span text:style-name="T3">5</text:span><text:span text:style-name="T2">0 минут</text:span></text:p>
          </table:table-cell>
          <table:table-cell table:style-name="Таблица3.D2" office:value-type="string">
            <text:p text:style-name="P5">Возникали ошибки у установкой и запуском его на сервере приходилось доустанавливать требуемые модули</text:p>
          </table:table-cell>
        </table:table-row>
      </table:table>
      <table:table table:name="Таблица4" table:style-name="Таблица4">
        <table:table-column table:style-name="Таблица4.A" table:number-columns-repeated="3"/>
        <table:table-column table:style-name="Таблица4.D"/>
        <table:table-row table:style-name="TableLine94326137918592">
          <table:table-cell table:style-name="Таблица4.A1" office:value-type="string">
            <text:p text:style-name="P1">Написание первого скрипта </text:p>
          </table:table-cell>
          <table:table-cell table:style-name="Таблица4.A1" office:value-type="string">
            <text:p text:style-name="P1">1час 30мин</text:p>
          </table:table-cell>
          <table:table-cell table:style-name="Таблица4.A1" office:value-type="string">
            <text:p text:style-name="P1">2 часа 40 мин</text:p>
          </table:table-cell>
          <table:table-cell table:style-name="Таблица4.D1" office:value-type="string">
            <text:p text:style-name="P1">Приходилось изучать как работает коробочная авторизация laravel</text:p>
          </table:table-cell>
        </table:table-row>
        <table:table-row table:style-name="TableLine94326137937776">
          <table:table-cell table:style-name="Таблица4.A2" office:value-type="string">
            <text:p text:style-name="P1">Написание второго скрипта</text:p>
          </table:table-cell>
          <table:table-cell table:style-name="Таблица4.A2" office:value-type="string">
            <text:p text:style-name="P2">1 час 20мин</text:p>
          </table:table-cell>
          <table:table-cell table:style-name="Таблица4.A2" office:value-type="string">
            <text:p text:style-name="P2">2 часа 20 мин</text:p>
          </table:table-cell>
          <table:table-cell table:style-name="Таблица4.D2" office:value-type="string">
            <text:p text:style-name="P2">При обработки http запроса возникали ошибки связанные с конфигурацией laravel и заголовков в запросе и приходилось их чинить</text:p>
          </table:table-cell>
        </table:table-row>
        <table:table-row table:style-name="TableLine94326137939600">
          <table:table-cell table:style-name="Таблица4.A2" office:value-type="string">
            <text:p text:style-name="P2">Написание третьего скрипта</text:p>
          </table:table-cell>
          <table:table-cell table:style-name="Таблица4.A2" office:value-type="string">
            <text:p text:style-name="P2">3 часа</text:p>
          </table:table-cell>
          <table:table-cell table:style-name="Таблица4.A2" office:value-type="string">
            <text:p text:style-name="P2">Более 4 часа</text:p>
          </table:table-cell>
          <table:table-cell table:style-name="Таблица4.D2" office:value-type="string">
            <text:p text:style-name="P2">Приходилось работать с рекурсией и возникали проблемы с вложенностью массивов объектов и приходилось постоянно дорабатывать</text:p>
          </table:table-cell>
        </table:table-row>
        <table:table-row table:style-name="TableLine94326137940512">
          <table:table-cell table:style-name="Таблица4.A2" office:value-type="string">
            <text:p text:style-name="P2">Написание четвёртого скрипта </text:p>
          </table:table-cell>
          <table:table-cell table:style-name="Таблица4.A2" office:value-type="string">
            <text:p text:style-name="P2">2 часа</text:p>
          </table:table-cell>
          <table:table-cell table:style-name="Таблица4.A2" office:value-type="string">
            <text:p text:style-name="P2">Более 3 часов</text:p>
          </table:table-cell>
          <table:table-cell table:style-name="Таблица4.D2" office:value-type="string">
            <text:p text:style-name="P2">Приходилось работать с bootstrap и работать с вложенностью объекта пользователя </text:p>
          </table:table-cell>
        </table:table-row>
        <text:soft-page-break/>
        <table:table-row table:style-name="TableLine94326137941552">
          <table:table-cell table:style-name="Таблица4.A2" office:value-type="string">
            <text:p text:style-name="P2">Написание тестовой формы</text:p>
          </table:table-cell>
          <table:table-cell table:style-name="Таблица4.A2" office:value-type="string">
            <text:p text:style-name="P2">2 часа</text:p>
          </table:table-cell>
          <table:table-cell table:style-name="Таблица4.A2" office:value-type="string">
            <text:p text:style-name="P2">2 часа 30 мин</text:p>
          </table:table-cell>
          <table:table-cell table:style-name="Таблица4.D2" office:value-type="string">
            <text:p text:style-name="P2">Приходилось в js настраивать заголовки для запрос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2T09:39:16.902888748</meta:creation-date>
    <dc:date>2023-03-12T10:37:48.581037938</dc:date>
    <meta:editing-duration>PT2M34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2" meta:paragraph-count="32" meta:word-count="143" meta:character-count="979" meta:non-whitespace-character-count="865"/>
  </office:meta>
</office:document-meta>
</file>